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RA HERNANDEZ, GUSTAVO ALONS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RA HERNANDEZ, GUSTAVO ALONS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0210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ERA HERNANDEZ, JUAN CARL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0210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11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